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d2d0" officeooo:paragraph-rsid="000cd2d0"/>
    </style:style>
    <style:style style:name="P2" style:family="paragraph" style:parent-style-name="Standard">
      <style:paragraph-properties fo:text-align="center" style:justify-single-word="false"/>
      <style:text-properties officeooo:rsid="000cd2d0" officeooo:paragraph-rsid="000cd2d0"/>
    </style:style>
    <style:style style:name="P3" style:family="paragraph" style:parent-style-name="Standard">
      <style:paragraph-properties fo:text-align="justify" style:justify-single-word="false"/>
      <style:text-properties officeooo:rsid="000cd2d0" officeooo:paragraph-rsid="000d7bbc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cd2d0" officeooo:paragraph-rsid="000cd2d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d8699" officeooo:paragraph-rsid="000f27b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405b" officeooo:paragraph-rsid="000e405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e405b" officeooo:paragraph-rsid="00102154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f27b5" officeooo:paragraph-rsid="000f27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423e7" officeooo:paragraph-rsid="001423e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810b4" officeooo:paragraph-rsid="001810b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d7bbc" officeooo:paragraph-rsid="000f27b5"/>
    </style:style>
    <style:style style:name="P12" style:family="paragraph" style:parent-style-name="Standard">
      <style:paragraph-properties fo:text-align="justify" style:justify-single-word="false"/>
      <style:text-properties officeooo:paragraph-rsid="000cd2d0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cd2d0" officeooo:paragraph-rsid="000cd2d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cd2d0" officeooo:paragraph-rsid="00102154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02154" officeooo:paragraph-rsid="0010215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02154" officeooo:paragraph-rsid="001c997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02154" officeooo:paragraph-rsid="0010832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1413e" officeooo:paragraph-rsid="001c9974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1413e" officeooo:paragraph-rsid="0011413e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6209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8c37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1423e7" officeooo:paragraph-rsid="0019f34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6209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8c37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16209d" officeooo:paragraph-rsid="0019f34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17cb15" officeooo:paragraph-rsid="0017cb15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1810b4" officeooo:paragraph-rsid="001810b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cb15" officeooo:paragraph-rsid="0018c37b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7cb15" officeooo:paragraph-rsid="0019f34c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8c37b" officeooo:paragraph-rsid="0018c37b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8c37b" officeooo:paragraph-rsid="00192c85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officeooo:rsid="000cd2d0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weight="normal" style:font-weight-asian="normal" style:font-weight-complex="normal"/>
    </style:style>
    <style:style style:name="T5" style:family="text">
      <style:text-properties fo:color="#000000" loext:opacity="100%" fo:font-weight="normal" officeooo:rsid="000cd2d0" style:font-weight-asian="normal" style:font-weight-complex="normal"/>
    </style:style>
    <style:style style:name="T6" style:family="text">
      <style:text-properties fo:color="#000000" loext:opacity="100%" fo:font-weight="normal" officeooo:rsid="000d7bbc" style:font-weight-asian="normal" style:font-weight-complex="normal"/>
    </style:style>
    <style:style style:name="T7" style:family="text">
      <style:text-properties fo:color="#000000" loext:opacity="100%" fo:font-weight="normal" officeooo:rsid="000d8699" style:font-weight-asian="normal" style:font-weight-complex="normal"/>
    </style:style>
    <style:style style:name="T8" style:family="text">
      <style:text-properties fo:color="#000000" loext:opacity="100%" fo:font-weight="normal" officeooo:rsid="000e405b" style:font-weight-asian="normal" style:font-weight-complex="normal"/>
    </style:style>
    <style:style style:name="T9" style:family="text">
      <style:text-properties fo:color="#000000" loext:opacity="100%" fo:font-weight="normal" officeooo:rsid="000f27b5" style:font-weight-asian="normal" style:font-weight-complex="normal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0d8699" style:font-weight-asian="bold" style:font-weight-complex="bold"/>
    </style:style>
    <style:style style:name="T12" style:family="text">
      <style:text-properties fo:color="#000000" loext:opacity="100%" fo:font-weight="bold" officeooo:rsid="000f27b5" style:font-weight-asian="bold" style:font-weight-complex="bold"/>
    </style:style>
    <style:style style:name="T13" style:family="text">
      <style:text-properties fo:color="#000000" loext:opacity="100%" fo:font-weight="bold" officeooo:rsid="00102154" style:font-weight-asian="bold" style:font-weight-complex="bold"/>
    </style:style>
    <style:style style:name="T14" style:family="text">
      <style:text-properties fo:color="#000000" loext:opacity="100%" fo:font-weight="bold" officeooo:rsid="00108329" style:font-weight-asian="bold" style:font-weight-complex="bold"/>
    </style:style>
    <style:style style:name="T15" style:family="text">
      <style:text-properties fo:color="#000000" loext:opacity="100%" fo:font-weight="bold" officeooo:rsid="0016209d" style:font-weight-asian="bold" style:font-weight-complex="bold"/>
    </style:style>
    <style:style style:name="T16" style:family="text">
      <style:text-properties fo:color="#000000" loext:opacity="100%" fo:font-weight="bold" officeooo:rsid="0018c37b" style:font-weight-asian="bold" style:font-weight-complex="bold"/>
    </style:style>
    <style:style style:name="T17" style:family="text">
      <style:text-properties fo:color="#000000" loext:opacity="100%" fo:font-weight="bold" officeooo:rsid="0019f34c" style:font-weight-asian="bold" style:font-weight-complex="bold"/>
    </style:style>
    <style:style style:name="T18" style:family="text">
      <style:text-properties fo:color="#000000" loext:opacity="100%" fo:font-weight="bold" officeooo:rsid="001a5ba7" style:font-weight-asian="bold" style:font-weight-complex="bold"/>
    </style:style>
    <style:style style:name="T19" style:family="text">
      <style:text-properties fo:color="#000000" loext:opacity="100%" officeooo:rsid="000e405b"/>
    </style:style>
    <style:style style:name="T20" style:family="text">
      <style:text-properties fo:color="#000000" loext:opacity="100%" officeooo:rsid="000cd2d0"/>
    </style:style>
    <style:style style:name="T21" style:family="text">
      <style:text-properties fo:color="#000000" loext:opacity="100%" officeooo:rsid="000f27b5"/>
    </style:style>
    <style:style style:name="T22" style:family="text">
      <style:text-properties fo:color="#000000" loext:opacity="100%" officeooo:rsid="00102154"/>
    </style:style>
    <style:style style:name="T23" style:family="text">
      <style:text-properties fo:color="#000000" loext:opacity="100%" officeooo:rsid="00108329"/>
    </style:style>
    <style:style style:name="T24" style:family="text">
      <style:text-properties fo:color="#000000" loext:opacity="100%" officeooo:rsid="0012e136"/>
    </style:style>
    <style:style style:name="T25" style:family="text">
      <style:text-properties fo:color="#000000" loext:opacity="100%" officeooo:rsid="0016209d"/>
    </style:style>
    <style:style style:name="T26" style:family="text">
      <style:text-properties fo:color="#000000" loext:opacity="100%" officeooo:rsid="001810b4"/>
    </style:style>
    <style:style style:name="T27" style:family="text">
      <style:text-properties fo:color="#000000" loext:opacity="100%" officeooo:rsid="0018c37b"/>
    </style:style>
    <style:style style:name="T28" style:family="text">
      <style:text-properties fo:color="#000000" loext:opacity="100%" officeooo:rsid="0019f34c"/>
    </style:style>
    <style:style style:name="T29" style:family="text">
      <style:text-properties fo:color="#000000" loext:opacity="100%" officeooo:rsid="001b17ed"/>
    </style:style>
    <style:style style:name="T30" style:family="text">
      <style:text-properties fo:color="#000000" loext:opacity="100%" officeooo:rsid="001c9974"/>
    </style:style>
    <style:style style:name="T31" style:family="text">
      <style:text-properties fo:color="#000000" loext:opacity="100%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DAHOUMANE</text:p>
      <text:p text:style-name="P1">Prénom : Abdellah</text:p>
      <text:p text:style-name="P1">N° étudiant : 22209354</text:p>
      <text:p text:style-name="P1"/>
      <text:p text:style-name="P2"><text:span text:style-name="T1">Rapport OBHPC TD2 </text:span>:</text:p>
      <text:p text:style-name="P2">Programmation C et mesures de performances</text:p>
      <text:p text:style-name="P2"/>
      <text:p text:style-name="P13">Initialisation :</text:p>
      <text:p text:style-name="P4"/>
      <text:p text:style-name="P12"><text:span text:style-name="T2">1 - Le laptop est connecté au secteur : </text:span><text:span text:style-name="T5">✓</text:span></text:p>
      <text:p text:style-name="P3"><text:span text:style-name="T4">2 - </text:span><text:span text:style-name="T8">L</text:span><text:span text:style-name="T4">e CPU tourne a une fr</text:span><text:span text:style-name="T6">é</text:span><text:span text:style-name="T4">quence stable : ✓</text:span></text:p>
      <text:p text:style-name="P11"><text:span text:style-name="T8">On fixe la fréquence des </text:span><text:span text:style-name="T9">CPUs</text:span><text:span text:style-name="T8"> e</text:span><text:span text:style-name="T4">n utilisant les commandes bash suivantes : </text:span></text:p>
      <text:p text:style-name="P11"><text:span text:style-name="T10">$ sudo cpupower frequency-set -u </text:span><text:span text:style-name="T12">1,5</text:span><text:span text:style-name="T10">Ghz </text:span><text:span text:style-name="T4">e</text:span><text:span text:style-name="T9">t</text:span><text:span text:style-name="T4"> </text:span><text:span text:style-name="T11">$</text:span><text:span text:style-name="T7"> </text:span><text:span text:style-name="T10">sudo cpupower frequency-set -d </text:span><text:span text:style-name="T12">1,5</text:span><text:span text:style-name="T10">Ghz</text:span></text:p>
      <text:p text:style-name="P5"><text:span text:style-name="T21">Où la</text:span><text:span text:style-name="T3"> fréquence choisie est : </text:span><text:span text:style-name="T21">1,5</text:span><text:span text:style-name="T3">G</text:span><text:span text:style-name="T19">H</text:span><text:span text:style-name="T3">z</text:span></text:p>
      <text:p text:style-name="P8"><text:span text:style-name="T10">$ cpupower -c all frequency-info </text:span><text:span text:style-name="T3">permet de vérifier que les CPUs tournent bien à la fréquence choisie.</text:span></text:p>
      <text:p text:style-name="P6"><text:span text:style-name="T3">3 - Pinner le processus sur un coeur de calcul : </text:span><text:span text:style-name="T20">✓</text:span></text:p>
      <text:p text:style-name="P7"><text:span text:style-name="T20">E</text:span><text:span text:style-name="T3">n utilisant </text:span><text:span text:style-name="T21">lors de l’exécution </text:span><text:span text:style-name="T22">du processus</text:span><text:span text:style-name="T21"> la commande bash : </text:span></text:p>
      <text:p text:style-name="P7"><text:span text:style-name="T13">$ </text:span><text:span text:style-name="T12">taskset -c </text:span><text:span text:style-name="T13">[numéro_du_CPU]</text:span><text:span text:style-name="T12"> ./dgemm </text:span><text:span text:style-name="T13">[n] [r]</text:span></text:p>
      <text:p text:style-name="P9"><text:span text:style-name="T22">D</text:span><text:span text:style-name="T3">ans ce qui suit, le CPU utilisé est : 2</text:span></text:p>
      <text:p text:style-name="P10"><text:span text:style-name="T3">La taille choisie pour les matrices sont : n=99 et r=99</text:span></text:p>
      <text:p text:style-name="P7"><text:span text:style-name="T13"/></text:p>
      <text:p text:style-name="P14"><text:span text:style-name="T22">Exercices :</text:span></text:p>
      <text:p text:style-name="P14"><text:span text:style-name="T13"/></text:p>
      <text:p text:style-name="P15"><text:span text:style-name="T3">0 - Extraction des informations sur l’architecture cible :</text:span></text:p>
      <text:p text:style-name="P15"><text:span text:style-name="T3"><text:s text:c="3"/>0.1 - Informations sur le CPU :</text:span></text:p>
      <text:p text:style-name="P16"><text:span text:style-name="T3">- </text:span><text:span text:style-name="T23">Les informations données par </text:span><text:span text:style-name="T14"># lscpu </text:span><text:span text:style-name="T23">se trouvent dans le fichier : «/</text:span><text:span text:style-name="T25">TD2/</text:span><text:span text:style-name="T30">Abdellah</text:span><text:span text:style-name="T25">/</text:span><text:span text:style-name="T23">0.1-lscpu.</text:span><text:span text:style-name="T24">txt</text:span><text:span text:style-name="T23">»</text:span></text:p>
      <text:p text:style-name="P16"><text:span text:style-name="T23">- Les informations données par </text:span><text:span text:style-name="T14"># cat /proc/cpuinfo </text:span><text:span text:style-name="T23">se trouvent dans le fichier : «/</text:span><text:span text:style-name="T25">TD2/</text:span><text:span text:style-name="T30">Abdellah</text:span><text:span text:style-name="T25">/</text:span><text:span text:style-name="T23">0.1-cpuinfo.</text:span><text:span text:style-name="T24">txt</text:span><text:span text:style-name="T23">»</text:span></text:p>
      <text:p text:style-name="P17"><text:span text:style-name="T23"><text:s text:c="3"/>0.2 - Informations sur les caches de données :</text:span></text:p>
      <text:p text:style-name="P18"><text:span text:style-name="T23">L</text:span><text:span text:style-name="T3">es informations sur les caches de données L1, L2 et L3 se trouvent dans les fichiers </text:span><text:span text:style-name="T23">«/</text:span><text:span text:style-name="T25">TD2/</text:span><text:span text:style-name="T30">Abdellah</text:span><text:span text:style-name="T25">/</text:span><text:span text:style-name="T24">0.2-</text:span><text:span text:style-name="T3">L1.</text:span><text:span text:style-name="T24">txt</text:span><text:span text:style-name="T23">», «/</text:span><text:span text:style-name="T25">TD2/</text:span><text:span text:style-name="T30">Abdellah</text:span><text:span text:style-name="T25">/</text:span><text:span text:style-name="T24">0.2-</text:span><text:span text:style-name="T3">L2.</text:span><text:span text:style-name="T24">txt</text:span><text:span text:style-name="T23">» </text:span><text:span text:style-name="T3">et </text:span><text:span text:style-name="T23">« /</text:span><text:span text:style-name="T25">TD2/</text:span><text:span text:style-name="T30">Abdellah</text:span><text:span text:style-name="T25">/</text:span><text:span text:style-name="T24">0.2-</text:span><text:span text:style-name="T3">L3.</text:span><text:span text:style-name="T24">txt</text:span><text:span text:style-name="T23">» </text:span><text:span text:style-name="T3">respectivement.</text:span></text:p>
      <text:p text:style-name="P19"><text:span text:style-name="T3"/></text:p>
      <text:p text:style-name="P30"><text:span text:style-name="T3">A/ dgemm :</text:span></text:p>
      <text:p text:style-name="P20"><text:span text:style-name="T3"/></text:p>
      <text:p text:style-name="P20"><text:span text:style-name="T3">1/</text:span><text:span text:style-name="T25">2/3</text:span><text:span text:style-name="T3"> - </text:span><text:span text:style-name="T25">Les mesures de performances du programme </text:span><text:span text:style-name="T15">dgemm</text:span><text:span text:style-name="T25"> des questions de 1 à 3 se trouvent dans le fichier : </text:span><text:span text:style-name="T23">«/</text:span><text:span text:style-name="T25">TD2/dgemm</text:span><text:span text:style-name="T23">» .</text:span></text:p>
      <text:p text:style-name="P20"><text:span text:style-name="T23"/></text:p>
      <text:p text:style-name="P23"><text:span text:style-name="T23">4 - </text:span><text:span text:style-name="T3">L</text:span><text:span text:style-name="T23">a fonction </text:span><text:span text:style-name="T14">dgemm</text:span><text:span text:style-name="T23"> avec déroulage x8 </text:span><text:span text:style-name="T3">se trouve dans le fichier : </text:span><text:span text:style-name="T23">«/</text:span><text:span text:style-name="T3">TD2/dgemm/dgemm_x8</text:span><text:span text:style-name="T23">» .</text:span></text:p>
      <text:p text:style-name="P23"><text:span text:style-name="T23">- </text:span><text:span text:style-name="T31">Comparaison des résultats :</text:span></text:p>
      <text:p text:style-name="P26"><text:span text:style-name="T3">En comparant les fichiers de résultats de performances des deux versions de </text:span><text:span text:style-name="T10">dgemm</text:span><text:span text:style-name="T3"> </text:span><text:span text:style-name="T26">o</text:span><text:span text:style-name="T3">n constate que celle avec le déroulage x8 est la meilleure en terme de performances.</text:span></text:p>
      <text:p text:style-name="P26"><text:span text:style-name="T3"/></text:p>
      <text:p text:style-name="P27"><text:span text:style-name="T23">5 - </text:span><text:span text:style-name="T3">H</text:span><text:span text:style-name="T23">istogrammes comparant les différentes versions pour chaque compilateur :</text:span></text:p>
      <text:p text:style-name="P27"><text:span text:style-name="T23"><text:s text:c="3"/></text:span><text:span text:style-name="T3">a/</text:span><text:span text:style-name="T10"> GCC :</text:span></text:p>
      <text:p text:style-name="P27"><text:span text:style-name="T10"><text:s text:c="6"/></text:span><text:span text:style-name="T3">a.1/ Optimisation O1 :</text:span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30"><text:soft-page-break/><text:span text:style-name="T3">B/ dotprod :</text:span></text:p>
      <text:p text:style-name="P30"><text:span text:style-name="T3"/></text:p>
      <text:p text:style-name="P21"><text:span text:style-name="T3">1/</text:span><text:span text:style-name="T25">2/3</text:span><text:span text:style-name="T3"> - </text:span><text:span text:style-name="T25">Les mesures de performances du programme </text:span><text:span text:style-name="T16">dotprod</text:span><text:span text:style-name="T25"> des questions de 1 à 3 se trouvent dans le fichier : </text:span><text:span text:style-name="T23">«/</text:span><text:span text:style-name="T25">TD2/d</text:span><text:span text:style-name="T27">otprod</text:span><text:span text:style-name="T23">» .</text:span></text:p>
      <text:p text:style-name="P21"><text:span text:style-name="T23"/></text:p>
      <text:p text:style-name="P24"><text:span text:style-name="T23">4 - </text:span><text:span text:style-name="T3">L</text:span><text:span text:style-name="T23">a fonction </text:span><text:span text:style-name="T16">dotprod</text:span><text:span text:style-name="T23"> avec déroulage x8 </text:span><text:span text:style-name="T3">se trouve dans le fichier : </text:span><text:span text:style-name="T23">«/</text:span><text:span text:style-name="T3">TD2/</text:span><text:span text:style-name="T27">dotprod</text:span><text:span text:style-name="T3">/</text:span><text:span text:style-name="T27">dotprod</text:span><text:span text:style-name="T3">_x8</text:span><text:span text:style-name="T23">» .</text:span></text:p>
      <text:p text:style-name="P24"><text:span text:style-name="T23">- </text:span><text:span text:style-name="T31">Comparaison des résultats :</text:span></text:p>
      <text:p text:style-name="P28"><text:span text:style-name="T3">En comparant les fichiers de résultats de performances des deux versions de </text:span><text:span text:style-name="T16">dotprod</text:span><text:span text:style-name="T3"> </text:span><text:span text:style-name="T26">o</text:span><text:span text:style-name="T3">n constate que celle avec le déroulage x8 est meilleure en terme de performance</text:span><text:span text:style-name="T27">s que BASE.</text:span></text:p>
      <text:p text:style-name="P28"><text:span text:style-name="T27"/></text:p>
      <text:p text:style-name="P31"><text:span text:style-name="T29">C</text:span><text:span text:style-name="T3">/ </text:span><text:span text:style-name="T28">reduc</text:span><text:span text:style-name="T3"> :</text:span></text:p>
      <text:p text:style-name="P31"><text:span text:style-name="T3"/></text:p>
      <text:p text:style-name="P22"><text:span text:style-name="T3">1/</text:span><text:span text:style-name="T25">2/3</text:span><text:span text:style-name="T3"> - </text:span><text:span text:style-name="T25">Les mesures de performances du programme </text:span><text:span text:style-name="T17">reduc</text:span><text:span text:style-name="T25"> des questions de 1 à 3 se trouvent dans le fichier : </text:span><text:span text:style-name="T23">«/</text:span><text:span text:style-name="T25">TD2/</text:span><text:span text:style-name="T28">reduc</text:span><text:span text:style-name="T23">» .</text:span></text:p>
      <text:p text:style-name="P22"><text:span text:style-name="T23"/></text:p>
      <text:p text:style-name="P25"><text:span text:style-name="T23">4 - </text:span><text:span text:style-name="T3">L</text:span><text:span text:style-name="T23">a fonction </text:span><text:span text:style-name="T17">reduc</text:span><text:span text:style-name="T23"> avec déroulage x8 </text:span><text:span text:style-name="T3">se trouve dans le fichier : </text:span><text:span text:style-name="T23">«/</text:span><text:span text:style-name="T3">TD2/</text:span><text:span text:style-name="T28">reduc</text:span><text:span text:style-name="T3">/</text:span><text:span text:style-name="T28">reduc</text:span><text:span text:style-name="T3">_x8</text:span><text:span text:style-name="T23">» .</text:span></text:p>
      <text:p text:style-name="P25"><text:span text:style-name="T23">- </text:span><text:span text:style-name="T31">Comparaison des résultats :</text:span></text:p>
      <text:p text:style-name="P29"><text:span text:style-name="T3">En comparant les fichiers de résultats de performances des deux versions de </text:span><text:span text:style-name="T18">reduc</text:span><text:span text:style-name="T3"> </text:span><text:span text:style-name="T26">o</text:span><text:span text:style-name="T3">n constate que celle avec le déroulage x8 est meilleure en terme de performance</text:span><text:span text:style-name="T27">s que 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2:08:58.763503513</meta:creation-date>
    <dc:date>2022-11-15T21:14:44.108543072</dc:date>
    <meta:editing-duration>PT1H1M49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2" meta:paragraph-count="42" meta:word-count="467" meta:character-count="2712" meta:non-whitespace-character-count="2270"/>
  </office:meta>
</office:document-meta>
</file>